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5.348cm"/>
    </style:style>
    <style:style style:name="co4" style:family="table-column">
      <style:table-column-properties fo:break-before="auto" style:column-width="8.147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5.011cm"/>
    </style:style>
    <style:style style:name="co7" style:family="table-column">
      <style:table-column-properties fo:break-before="auto" style:column-width="12.123cm"/>
    </style:style>
    <style:style style:name="co8" style:family="table-column">
      <style:table-column-properties fo:break-before="auto" style:column-width="4.50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81cm"/>
    </style:style>
    <style:style style:name="co11" style:family="table-column">
      <style:table-column-properties fo:break-before="auto" style:column-width="5.292cm"/>
    </style:style>
    <style:style style:name="co12" style:family="table-column">
      <style:table-column-properties fo:break-before="auto" style:column-width="5.853cm"/>
    </style:style>
    <style:style style:name="co13" style:family="table-column">
      <style:table-column-properties fo:break-before="auto" style:column-width="7.447cm"/>
    </style:style>
    <style:style style:name="co14" style:family="table-column">
      <style:table-column-properties fo:break-before="auto" style:column-width="13.524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5.823cm"/>
    </style:style>
    <style:style style:name="co17" style:family="table-column">
      <style:table-column-properties fo:break-before="auto" style:column-width="7.112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132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4.396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ro14" style:family="table-row">
      <style:table-row-properties style:row-height="5.186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3.605cm" fo:break-before="auto" style:use-optimal-row-height="true"/>
    </style:style>
    <style:style style:name="ro17" style:family="table-row">
      <style:table-row-properties style:row-height="4.001cm" fo:break-before="auto" style:use-optimal-row-height="true"/>
    </style:style>
    <style:style style:name="ro18" style:family="table-row">
      <style:table-row-properties style:row-height="4.79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0.863cm" fo:break-before="auto" style:use-optimal-row-height="true"/>
    </style:style>
    <style:style style:name="ta3" style:family="table" style:master-page-name="PageStyle_5f_Imagens">
      <style:table-properties table:display="true" style:writing-mode="lr-tb"/>
    </style:style>
    <style:style style:name="ta2" style:family="table" style:master-page-name="PageStyle_5f_Sumário">
      <style:table-properties table:display="true" style:writing-mode="lr-tb"/>
    </style:style>
    <style:style style:name="ta4" style:family="table" style:master-page-name="PageStyle_5f_Cenários">
      <style:table-properties table:display="true" style:writing-mode="lr-tb"/>
    </style:style>
    <style:style style:name="ta5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>
      <style:table-cell-properties fo:background-color="#ffffff" style:rotation-align="none"/>
    </style:style>
    <style:style style:name="ce6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6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6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6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2">
        <office:forms form:automatic-focus="false" form:apply-design-mode="false"/>
        <table:table-column table:style-name="co2" table:default-cell-style-name="ce25"/>
        <table:table-column table:style-name="co4" table:default-cell-style-name="ce25"/>
        <table:table-column table:style-name="co3" table:number-columns-repeated="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3" table:number-columns-repeated="1016" table:default-cell-style-name="ce25"/>
        <table:table-row table:style-name="ro5">
          <table:table-cell table:number-columns-repeated="1024"/>
        </table:table-row>
        <table:table-row table:style-name="ro6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4">
        <office:forms form:automatic-focus="false" form:apply-design-mode="false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1" table:default-cell-style-name="ce23"/>
        <table:table-column table:style-name="co3" table:number-columns-repeated="1017" table:default-cell-style-name="ce23"/>
        <table:table-row table:style-name="ro7">
          <table:table-cell table:style-name="ce46" office:value-type="string" calcext:value-type="string">
            <text:p>ID</text:p>
          </table:table-cell>
          <table:table-cell table:style-name="ce50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51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51" office:value-type="string" calcext:value-type="string">
            <text:p>Pré-condições</text:p>
          </table:table-cell>
          <table:table-cell table:style-name="ce50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3">Passo a passo</text:span> para execução</text:p>
          </table:table-cell>
          <table:table-cell table:style-name="ce50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50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63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8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e senha correta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site do rh: opensource-demo.orangehrmlive.com</text:p>
            <text:p>2- Colocar usuario correto</text:p>
            <text:p>3- Colocar senha correta</text:p>
            <text:p>4- Clicar em logar</text:p>
          </table:table-cell>
          <table:table-cell table:style-name="ce22" office:value-type="string" calcext:value-type="string">
            <text:p>Deve visualizar a home do usuário (dashboard do usuário)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2]+1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incorreta</text:p>
          </table:table-cell>
          <table:table-cell table:style-name="ce22" office:value-type="string" calcext:value-type="string">
            <text:p><text:span text:style-name="T2">Usuário</text:span> e senha devem ser inválidos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]+1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correta</text:p>
          </table:table-cell>
          <table:table-cell table:style-name="ce22" office:value-type="string" calcext:value-type="string">
            <text:p><text:span text:style-name="T2">Usuário </text:span>deve ser inválida</text:p>
            <text:p>Senha deve ser válida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]+1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correto e senha incorreta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5]+1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licar em logar</text:span></text:p>
          </table:table-cell>
          <table:table-cell table:style-name="ce22" office:value-type="string" calcext:value-type="string">
            <text:p>Deve aparecer “Obrigatório” embaixo do campo de usuário e de senha e ambos os campos devem estar destacados em vermelho.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6]+1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com senha qualquer preenchid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senha correta</text:span></text:p>
            <text:p><text:span text:style-name="T2">3- Clicar em logar</text:span></text:p>
            <text:p><text:span text:style-name="T2">4- Deve aparecer que é necessário digitar usuário</text:span></text:p>
          </table:table-cell>
          <table:table-cell table:style-name="ce22" office:value-type="string" calcext:value-type="string">
            <text:p>Deve aparecer “Obrigatório” em baixo do campo de usuário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7]+1" office:value-type="float" office:value="7" calcext:value-type="float">
            <text:p>7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qualquer preenchid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Quando colocar usuario correto</text:span></text:p>
            <text:p><text:span text:style-name="T2">3- Quando clicar em logar</text:span></text:p>
          </table:table-cell>
          <table:table-cell table:style-name="ce22" office:value-type="string" calcext:value-type="string">
            <text:p>Deve aparecer “Obrigatório” em baixo do campo de senha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8]+1" office:value-type="float" office:value="8" calcext:value-type="float">
            <text:p>8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Esqueceu a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</table:table-cell>
          <table:table-cell table:style-name="ce22" office:value-type="string" calcext:value-type="string">
            <text:p>Deve aparecer a tela de esquecer a senha assim como o campo para digitar o usuário que deseja resetar a senha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9]+1" office:value-type="float" office:value="9" calcext:value-type="float">
            <text:p>9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ancelar resetar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voltar</text:p>
          </table:table-cell>
          <table:table-cell table:style-name="ce22" office:value-type="string" calcext:value-type="string">
            <text:p>Deve voltar para a tel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0]+1" office:value-type="float" office:value="10" calcext:value-type="float">
            <text:p>10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válido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  <text:p/>
          </table:table-cell>
          <table:table-cell table:style-name="ce22" office:value-type="string" calcext:value-type="string">
            <text:p>Deve enviar para o e-mail cadastrado no usuário um link para resetar a senh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1]+1" office:value-type="float" office:value="11" calcext:value-type="float">
            <text:p>1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com usuário não preenchido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Resetar Senha</text:p>
            <text:p/>
          </table:table-cell>
          <table:table-cell table:style-name="ce22" office:value-type="string" calcext:value-type="string">
            <text:p>Deve aparecer em baixo do campo de Usuário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12]+1" office:value-type="float" office:value="12" calcext:value-type="float">
            <text:p>1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inválido</text:p>
          </table:table-cell>
          <table:table-cell table:style-name="ce22" office:value-type="string" calcext:value-type="string">
            <text:p>Usuário deve ser in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</table:table-cell>
          <table:table-cell table:style-name="ce22" office:value-type="string" calcext:value-type="string">
            <text:p>Deve aparecer que vai enviar para o e-mail cadastrado no usuário um link para resetar a senha, mesmo que o usuário não exista, para fins de seguranç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3]+1" office:value-type="float" office:value="13" calcext:value-type="float">
            <text:p>13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14]+1" office:value-type="float" office:value="14" calcext:value-type="float">
            <text:p>14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Apag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apagar do respectivo usuário</text:p>
            <text:p>4- Confirmar para apagar 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15]+1" office:value-type="float" office:value="15" calcext:value-type="float">
            <text:p>15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Edit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editar do respectivo usuário</text:p>
            <text:p>4- Alterar username</text:p>
            <text:p>5- Clicar em Salvar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6]+1" office:value-type="float" office:value="16" calcext:value-type="float">
            <text:p>16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username menor que 5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 com “test”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em baixo do campo de username “Should be at least 5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17]+1" office:value-type="float" office:value="17" calcext:value-type="float">
            <text:p>17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menor que 7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<text:span text:style-name="T2">9- Preencher campo Confirm Password com “123456”</text:span></text:p>
            <text:p>10- Clicar em Salvar</text:p>
          </table:table-cell>
          <table:table-cell table:style-name="ce22" office:value-type="string" calcext:value-type="string">
            <text:p>Deve aparecer em baixo do campo de senha “Should have at least 7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18]+1" office:value-type="float" office:value="18" calcext:value-type="float">
            <text:p>18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diferente na confirmaçã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9- Preencher campo Confirm Password com “234567”</text:p>
            <text:p>10- Clicar em Salvar</text:p>
          </table:table-cell>
          <table:table-cell table:style-name="ce22" office:value-type="string" calcext:value-type="string">
            <text:p>Deve aparecer em baixo do campo de usuário “Passwords do not match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9]+1" office:value-type="float" office:value="19" calcext:value-type="float">
            <text:p>19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sem nenhum d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Clicar em Salvar</text:p>
          </table:table-cell>
          <table:table-cell table:style-name="ce22" office:value-type="string" calcext:value-type="string">
            <text:p>Deve aparecer em baixo dos campos obrigatórios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20]+1" office:value-type="float" office:value="20" calcext:value-type="float">
            <text:p>20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o usuário e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Clicar em Salvar</text:p>
          </table:table-cell>
          <table:table-cell table:style-name="ce22" office:value-type="string" calcext:value-type="string">
            <text:p>Deve aparecer em baixo dos campos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21]+1" office:value-type="float" office:value="21" calcext:value-type="float">
            <text:p>21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a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Clicar em Salvar</text:p>
          </table:table-cell>
          <table:table-cell table:style-name="ce22" office:value-type="string" calcext:value-type="string">
            <text:p>Deve aparecer em baixo do campo de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22]+1" office:value-type="float" office:value="22" calcext:value-type="float">
            <text:p>22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Pesquisar por grupo de Administrador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User Role</text:p>
            <text:p>4- Selecionar Admin</text:p>
            <text:p>5- Clicar em Search</text:p>
          </table:table-cell>
          <table:table-cell table:style-name="ce22" office:value-type="string" calcext:value-type="string">
            <text:p>Deve aparecer como resultado apenas usuários da role Adm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23]+1" office:value-type="float" office:value="23" calcext:value-type="float">
            <text:p>23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24]+1" office:value-type="float" office:value="24" calcext:value-type="float">
            <text:p>24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Clicar em Salvar</text:p>
            <text:p/>
          </table:table-cell>
          <table:table-cell table:style-name="ce22" office:value-type="string" calcext:value-type="string">
            <text:p>Deve aparecer em baixo dos campos de First Name e Last Name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25]+1" office:value-type="float" office:value="25" calcext:value-type="float">
            <text:p>25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contendo 10 digit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1234567890”</text:p>
            <text:p>6- Clicar em Salvar</text:p>
          </table:table-cell>
          <table:table-cell table:style-name="ce22" office:value-type="string" calcext:value-type="string">
            <text:p>Deve aparecer em baixo do campo de Employee ID “Should not exceed 10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6]+1" office:value-type="float" office:value="26" calcext:value-type="float">
            <text:p>26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“000”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7]+1" office:value-type="float" office:value="27" calcext:value-type="float">
            <text:p>27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negativ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8]+1" office:value-type="float" office:value="28" calcext:value-type="float">
            <text:p>28</text:p>
          </table:table-cell>
          <table:table-cell table:style-name="ce22" office:value-type="string" calcext:value-type="string">
            <text:p>PIM</text:p>
          </table:table-cell>
          <table:table-cell table:style-name="ce57" office:value-type="string" calcext:value-type="string">
            <text:p>Criar novo empregado sem ID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Required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29]+1" office:value-type="float" office:value="29" calcext:value-type="float">
            <text:p>29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Digitar username o mesmo que o ID</text:p>
            <text:p>8- Digitar password “123456a”</text:p>
            <text:p>9- Digitar Confirm Password “123456a”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30]+1" office:value-type="float" office:value="30" calcext:value-type="float">
            <text:p>30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mas sem usuário e senha preenchi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Clicar em Salvar</text:p>
          </table:table-cell>
          <table:table-cell table:style-name="ce22" office:value-type="string" calcext:value-type="string">
            <text:p>Deve aparecer em baixo do campo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1]+1" office:value-type="float" office:value="31" calcext:value-type="float">
            <text:p>31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licar no suporte de adicionar novo empreg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/>
          </table:table-cell>
          <table:table-cell table:style-name="ce22" office:value-type="string" calcext:value-type="string">
            <text:p>Deve abrir site ensinando a como adicionar novo empregad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2]+1" office:value-type="float" office:value="32" calcext:value-type="float">
            <text:p>32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Fazer pesquisa de nome de usuário na lista de empregados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em Search</text:p>
            <text:p/>
          </table:table-cell>
          <table:table-cell table:style-name="ce22" office:value-type="string" calcext:value-type="string">
            <text:p>Deve aparecer como resultado alguns usuários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3]+1" office:value-type="float" office:value="33" calcext:value-type="float">
            <text:p>3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“Sou bonito” no campo do post</text:p>
            <text:p>4- Clicar em Post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34]+1" office:value-type="float" office:value="34" calcext:value-type="float">
            <text:p>34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pag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Delete Post</text:p>
            <text:p>5- Confirmar Deletar Post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35]+1" office:value-type="float" office:value="35" calcext:value-type="float">
            <text:p>35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lter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Edit Post</text:p>
            <text:p>5- Alterar o texto para “Sou lindo alterado”</text:p>
            <text:p>6- Clicar em Post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36]+1" office:value-type="float" office:value="36" calcext:value-type="float">
            <text:p>36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contendo mais de 65530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qualquer texto maior que 65530 caracteres no campo do post</text:p>
            <text:p>4- Clicar em Post</text:p>
          </table:table-cell>
          <table:table-cell table:style-name="ce22" office:value-type="string" calcext:value-type="string">
            <text:p>Deve aparecer em baixo do campo de post “Should not exceed 65530 characters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37]+1" office:value-type="float" office:value="37" calcext:value-type="float">
            <text:p>37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ar like em alg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11">
          <table:table-cell table:style-name="ce22" table:formula="of:=[.A38]+1" office:value-type="float" office:value="38" calcext:value-type="float">
            <text:p>38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Tirar o like de algum post</text:p>
          </table:table-cell>
          <table:table-cell table:style-name="ce22" office:value-type="string" calcext:value-type="string">
            <text:p>Deve existir um Post e deve estar curtido pel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subtrai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8">
          <table:table-cell table:style-name="ce22" table:formula="of:=[.A39]+1" office:value-type="float" office:value="39" calcext:value-type="float">
            <text:p>39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partilh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partilhar do post</text:p>
            <text:p>4- Clicar no botão Share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0]+1" office:value-type="float" office:value="40" calcext:value-type="float">
            <text:p>40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ent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entar do post</text:p>
            <text:p>4- Digitar “Testando comentário” no campo</text:p>
            <text:p>5- Clicar no botão de enviar comentário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se clicar mais de uma vez no enter de modo rápido ele comenta mais de uma vez</text:p>
          </table:table-cell>
          <table:table-cell table:number-columns-repeated="1017"/>
        </table:table-row>
        <table:table-row table:style-name="ro8">
          <table:table-cell table:style-name="ce22" table:formula="of:=[.A41]+1" office:value-type="float" office:value="41" calcext:value-type="float">
            <text:p>41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urtir um comentário um post</text:p>
          </table:table-cell>
          <table:table-cell table:style-name="ce22" office:value-type="string" calcext:value-type="string">
            <text:p>Deve existir um Post e um comentário neste mesmo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curtir do comentário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2]+1" office:value-type="float" office:value="42" calcext:value-type="float">
            <text:p>42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Edi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Edit do comentário do próprio usuário</text:p>
            <text:p>4- Acrescentar “Alterado” ao texto atual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3]+1" office:value-type="float" office:value="43" calcext:value-type="float">
            <text:p>4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ele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Delete do comentário do própri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44]+1" office:value-type="float" office:value="44" calcext:value-type="float">
            <text:p>44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Preencher e-mail “<text:a xlink:href="mailto:joselitosilveira@diferente.com" xlink:type="simple">joselitosilveira@diferente.com</text:a>”</text:p>
            <text:p>7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5]+1" office:value-type="float" office:value="45" calcext:value-type="float">
            <text:p>45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 </text:p>
            <text:p>4- Clicar em Salvar</text:p>
          </table:table-cell>
          <table:table-cell table:style-name="ce22" office:value-type="string" calcext:value-type="string">
            <text:p>Deve aparecer em baixo do campo de First Name, Last Name e Email “Required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46]+1" office:value-type="float" office:value="46" calcext:value-type="float">
            <text:p>46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com e-mail formatado incorretamente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 5- Preencher Last Name “Silveira” 6- Preencher e-mail “joselitosilveira#diferente.com” 7- Clicar em Salvar</text:p>
          </table:table-cell>
          <table:table-cell table:style-name="ce22" office:value-type="string" calcext:value-type="string">
            <text:p>Deve aparecer em baixo do campo de Email “Expected format: admin@example.com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8">
          <table:table-cell table:style-name="ce22" table:formula="of:=[.A47]+1" office:value-type="float" office:value="47" calcext:value-type="float">
            <text:p>47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e atribui-lo a alguma vag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Clicar no box Vacancy</text:p>
            <text:p><text:span text:style-name="T2">7- Clicar opção “Senior QA Lead”</text:span></text:p>
            <text:p>8- Preencher e-mail “<text:a xlink:href="mailto:joselitosilveira@diferente.com" xlink:type="simple">joselitosilveira@diferente.com</text:a>”</text:p>
            <text:p>9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8]+1" office:value-type="float" office:value="48" calcext:value-type="float">
            <text:p>48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Apagar um candidato</text:p>
          </table:table-cell>
          <table:table-cell table:style-name="ce22" office:value-type="string" calcext:value-type="string">
            <text:p>Deve ter cadastrado no sistema algum candidat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o botão de Apagar do respectivo candidato</text:p>
            <text:p>4- Clicar no botão de confirmar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9]+1" office:value-type="float" office:value="49" calcext:value-type="float">
            <text:p>49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Pesquisar por grupo de Titulo de trabalho “QA Lead”</text:p>
          </table:table-cell>
          <table:table-cell table:style-name="ce22" office:value-type="string" calcext:value-type="string">
            <text:p>Deve ter cadastrado no sistema algum candidato a vaga de “Senior QA Lead”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Job Title</text:p>
            <text:p>4- Clicar opção “QA Lead”</text:p>
            <text:p>5- Clicar em Search</text:p>
          </table:table-cell>
          <table:table-cell table:style-name="ce22" office:value-type="string" calcext:value-type="string">
            <text:p>Deve aparecer como resultado apenas candidatos a vaga de “Senior QA Lea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50]+1" office:value-type="float" office:value="50" calcext:value-type="float">
            <text:p>50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licar em ver mais detalhes sobre 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a opção de Ver Mais sobre o respectivo candidato</text:p>
          </table:table-cell>
          <table:table-cell table:style-name="ce22" office:value-type="string" calcext:value-type="string">
            <text:p>Deve aparecer a tela com mais informações sobre o candidat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50" calcext:value-type="float">
            <text:p>1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51" calcext:value-type="float">
            <text:p>1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52" calcext:value-type="float">
            <text:p>1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53" calcext:value-type="float">
            <text:p>1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54" calcext:value-type="float">
            <text:p>1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55" calcext:value-type="float">
            <text:p>1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56" calcext:value-type="float">
            <text:p>1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57" calcext:value-type="float">
            <text:p>1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58" calcext:value-type="float">
            <text:p>1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59" calcext:value-type="float">
            <text:p>1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60" calcext:value-type="float">
            <text:p>1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61" calcext:value-type="float">
            <text:p>1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62" calcext:value-type="float">
            <text:p>1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63" calcext:value-type="float">
            <text:p>1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64" calcext:value-type="float">
            <text:p>1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65" calcext:value-type="float">
            <text:p>1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66" calcext:value-type="float">
            <text:p>1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67" calcext:value-type="float">
            <text:p>1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68" calcext:value-type="float">
            <text:p>1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69" calcext:value-type="float">
            <text:p>1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70" calcext:value-type="float">
            <text:p>1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71" calcext:value-type="float">
            <text:p>1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72" calcext:value-type="float">
            <text:p>1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73" calcext:value-type="float">
            <text:p>1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74" calcext:value-type="float">
            <text:p>1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75" calcext:value-type="float">
            <text:p>1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76" calcext:value-type="float">
            <text:p>1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77" calcext:value-type="float">
            <text:p>1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78" calcext:value-type="float">
            <text:p>1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79" calcext:value-type="float">
            <text:p>1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80" calcext:value-type="float">
            <text:p>1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81" calcext:value-type="float">
            <text:p>1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82" calcext:value-type="float">
            <text:p>1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83" calcext:value-type="float">
            <text:p>1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84" calcext:value-type="float">
            <text:p>1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85" calcext:value-type="float">
            <text:p>1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86" calcext:value-type="float">
            <text:p>1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87" calcext:value-type="float">
            <text:p>1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88" calcext:value-type="float">
            <text:p>1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89" calcext:value-type="float">
            <text:p>1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90" calcext:value-type="float">
            <text:p>1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91" calcext:value-type="float">
            <text:p>1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92" calcext:value-type="float">
            <text:p>1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93" calcext:value-type="float">
            <text:p>1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94" calcext:value-type="float">
            <text:p>1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95" calcext:value-type="float">
            <text:p>1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96" calcext:value-type="float">
            <text:p>1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97" calcext:value-type="float">
            <text:p>1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98" calcext:value-type="float">
            <text:p>1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99" calcext:value-type="float">
            <text:p>1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19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25"/>
        <table:table-row table:style-name="ro4" table:number-rows-repeated="2">
          <table:table-cell table:number-columns-repeated="1024"/>
        </table:table-row>
        <table:table-row table:style-name="ro4">
          <table:table-cell table:style-name="ce66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66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5">
        <table:table-column table:style-name="co16" table:number-columns-repeated="2" table:default-cell-style-name="ce25"/>
        <table:table-column table:style-name="co17" table:default-cell-style-name="ce25"/>
        <table:table-column table:style-name="co3" table:number-columns-repeated="1021" table:default-cell-style-name="ce25"/>
        <table:table-row table:style-name="ro4">
          <table:table-cell table:number-columns-repeated="1024"/>
        </table:table-row>
        <table:table-row table:style-name="ro20">
          <table:table-cell table:style-name="ce77" office:value-type="string" calcext:value-type="string" table:number-columns-spanned="3" table:number-rows-spanned="1">
            <text:p>Resultados</text:p>
          </table:table-cell>
          <table:covered-table-cell table:style-name="ce81"/>
          <table:covered-table-cell table:style-name="ce85"/>
          <table:table-cell table:number-columns-repeated="1021"/>
        </table:table-row>
        <table:table-row table:style-name="ro3">
          <table:table-cell table:style-name="ce78" office:value-type="string" calcext:value-type="string">
            <text:p>Total de Cenários</text:p>
          </table:table-cell>
          <table:table-cell table:style-name="ce82" table:formula="of:=COUNTA([$Cenários.B:.B])-1" office:value-type="float" office:value="50" calcext:value-type="float">
            <text:p>50</text:p>
          </table:table-cell>
          <table:table-cell table:style-name="ce86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enários OK</text:p>
          </table:table-cell>
          <table:table-cell table:style-name="ce83" table:formula="of:=COUNTIF([$Cenários.G:.G];&quot;OK&quot;)" office:value-type="float" office:value="38" calcext:value-type="float">
            <text:p>38</text:p>
          </table:table-cell>
          <table:table-cell table:style-name="ce99" table:formula="of:=[.B4]/[.B3]" office:value-type="percentage" office:value="0.76" calcext:value-type="percentage">
            <text:p>76,00%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enários NOK</text:p>
          </table:table-cell>
          <table:table-cell table:style-name="ce83" table:formula="of:=COUNTIF([$Cenários.G:.G];&quot;NOK&quot;)" office:value-type="float" office:value="3" calcext:value-type="float">
            <text:p>3</text:p>
          </table:table-cell>
          <table:table-cell table:style-name="ce99" table:formula="of:=[.B5]/[.B3]" office:value-type="percentage" office:value="0.06" calcext:value-type="percentage">
            <text:p>6,00%</text:p>
          </table:table-cell>
          <table:table-cell table:number-columns-repeated="1021"/>
        </table:table-row>
        <table:table-row table:style-name="ro3">
          <table:table-cell table:style-name="ce80" office:value-type="string" calcext:value-type="string">
            <text:p>Cenários não testados</text:p>
          </table:table-cell>
          <table:table-cell table:style-name="ce84" table:formula="of:=[.B3]-[.B4]-[.B5]" office:value-type="float" office:value="9" calcext:value-type="float">
            <text:p>9</text:p>
          </table:table-cell>
          <table:table-cell table:style-name="ce100" table:formula="of:=[.B6]/[.B3]" office:value-type="percentage" office:value="0.18" calcext:value-type="percentage">
            <text:p>18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2:58:34.0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3-12-22T17:01:02.433000000</dc:date>
    <meta:generator>LibreOffice/7.6.2.1$Windows_X86_64 LibreOffice_project/56f7684011345957bbf33a7ee678afaf4d2ba333</meta:generator>
    <meta:editing-duration>P2DT14H26M11S</meta:editing-duration>
    <meta:editing-cycles>26</meta:editing-cycles>
    <meta:document-statistic meta:table-count="4" meta:cell-count="3261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973cm" svg:y="0.862cm" svg:width="7.934cm" svg:height="6.04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38">
                <text:p>38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